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officeooo:paragraph-rsid="00199040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99040"/>
    </style:style>
    <style:style style:name="T2" style:family="text">
      <style:text-properties style:text-position="super 58%" officeooo:rsid="00199040"/>
    </style:style>
    <style:style style:name="T3" style:family="text">
      <style:text-properties style:text-position="0% 100%" officeooo:rsid="0019904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47205393" text:style-name="L1">
        <text:list-item>
          <text:p text:style-name="P1"><text:span text:style-name="T1">Programme to print sorted array.here output is 2</text:span><text:span text:style-name="T2">nd</text:span><text:span text:style-name="T1"> smallest element.</text:span></text:p>
        </text:list-item>
      </text:list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import java.util.Scanner;</text:p>
      <text:p text:style-name="Preformatted_20_Text">class Main</text:p>
      <text:p text:style-name="Preformatted_20_Text">{</text:p>
      <text:p text:style-name="Preformatted_20_Text">    public static void main(String[] args) </text:p>
      <text:p text:style-name="Preformatted_20_Text">    {</text:p>
      <text:p text:style-name="Preformatted_20_Text">      <text:s text:c="2"/>int arr_size, min;</text:p>
      <text:p text:style-name="Preformatted_20_Text">        Scanner Sc = new Scanner(System.in);</text:p>
      <text:p text:style-name="Preformatted_20_Text">        arr_size = Sc.nextInt();</text:p>
      <text:p text:style-name="Preformatted_20_Text">        int arr[] = new int[arr_size];</text:p>
      <text:p text:style-name="Preformatted_20_Text">        for (int index = 0; index &lt; arr_size; index++) </text:p>
      <text:p text:style-name="Preformatted_20_Text">        {</text:p>
      <text:p text:style-name="Preformatted_20_Text">            arr[index] = Sc.nextInt();</text:p>
      <text:p text:style-name="Preformatted_20_Text">        }</text:p>
      <text:p text:style-name="Preformatted_20_Text">        for (int index_1 = 0; index_1 &lt; arr_size; index_1++) </text:p>
      <text:p text:style-name="Preformatted_20_Text">        {</text:p>
      <text:p text:style-name="Preformatted_20_Text">            for (int index_2 = index_1 + 1; index_2 &lt; arr_size; index_2++) </text:p>
      <text:p text:style-name="Preformatted_20_Text">            {</text:p>
      <text:p text:style-name="Preformatted_20_Text">                if (arr[index_1] &gt; arr[index_2]) </text:p>
      <text:p text:style-name="Preformatted_20_Text">                {</text:p>
      <text:p text:style-name="Preformatted_20_Text">                    min = arr[index_1];</text:p>
      <text:p text:style-name="Preformatted_20_Text">                    arr[index_1] = arr[index_2];</text:p>
      <text:p text:style-name="Preformatted_20_Text">                    arr[index_2] = min;</text:p>
      <text:p text:style-name="Preformatted_20_Text">                }</text:p>
      <text:p text:style-name="Preformatted_20_Text">            }</text:p>
      <text:p text:style-name="Preformatted_20_Text">        }</text:p>
      <text:p text:style-name="Preformatted_20_Text">        System.out.println(arr[1]);</text:p>
      <text:p text:style-name="Preformatted_20_Text">    }</text:p>
      <text:p text:style-name="P2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08:43:44.502946017</meta:creation-date>
    <dc:date>2019-04-09T08:45:37.181037386</dc:date>
    <meta:editing-duration>PT1M57S</meta:editing-duration>
    <meta:editing-cycles>1</meta:editing-cycles>
    <meta:document-statistic meta:table-count="0" meta:image-count="0" meta:object-count="0" meta:page-count="1" meta:paragraph-count="29" meta:word-count="94" meta:character-count="835" meta:non-whitespace-character-count="510"/>
    <meta:generator>LibreOffice/6.0.7.3$Linux_X86_64 LibreOffice_project/00m0$Build-3</meta:generator>
  </office:meta>
</office:document-meta>
</file>